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4cm" fo:margin-bottom="0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So you want to play</text:span><text:span text:style-name="T1"><text:line-break/></text:span><text:span text:style-name="T1">with new Java featu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ich area ?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header>
                <text:p>Recent features (i’m one of the guys that design them :)</text:p>
                <text:list>
                  <text:list-item>
                    <text:p>Text Blocks</text:p>
                  </text:list-item>
                  <text:list-item>
                    <text:p>Switch expressions</text:p>
                  </text:list-item>
                  <text:list-item>
                    <text:p>Pattern matching on instanceof</text:p>
                  </text:list-item>
                  <text:list-item>
                    <text:p>Records</text:p>
                  </text:list-item>
                  <text:list-item>
                    <text:p>Sealed types<text:line-break/></text:p>
                  </text:list-item>
                </text:list>
                <text:p>or upcoming features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How to test ?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header>
                <text:p>Download the last version of your preferred IDEs</text:p>
                <text:list>
                  <text:list-item>
                    <text:p>IntelliJ IDEA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Eclipse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https://download.eclipse.org/eclipse/downloads/drops4/S-4.20RC1-202105262310/ </text:p>
                        <text:p text:style-name="P4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And the JDK (Java 16)</text:p>
                    <text:list>
                      <text:list-item>
                        <text:p><text:a xlink:href="https://jdk.java.net/16/" xlink:type="simple">https://jdk.java.net/16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ead the JEPs and play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header>
                <text:p>Text Blocks</text:p>
                <text:list>
                  <text:list-item>
                    <text:p><text:a xlink:href="https://openjdk.java.net/jeps/378" xlink:type="simple">https://openjdk.java.net/jeps/378</text:a></text:p>
                  </text:list-item>
                </text:list>
                <text:p>Switch Expressions</text:p>
                <text:list>
                  <text:list-item>
                    <text:p><text:a xlink:href="https://openjdk.java.net/jeps/361" xlink:type="simple">https://openjdk.java.net/jeps/361</text:a></text:p>
                  </text:list-item>
                </text:list>
                <text:p>Pattern matching for instanceof</text:p>
                <text:list>
                  <text:list-item>
                    <text:p><text:a xlink:href="https://openjdk.java.net/jeps/394" xlink:type="simple">https://openjdk.java.net/jeps/394</text:a></text:p>
                  </text:list-item>
                </text:list>
                <text:p>Records</text:p>
                <text:list>
                  <text:list-item>
                    <text:p><text:a xlink:href="https://openjdk.java.net/jeps/395" xlink:type="simple">https://openjdk.java.net/jeps/395</text:a></text:p>
                  </text:list-item>
                </text:list>
                <text:p>Sealed types (preview for java 16)</text:p>
                <text:list>
                  <text:list-item>
                    <text:p><text:a xlink:href="https://openjdk.java.net/jeps/409" xlink:type="simple">https://openjdk.java.net/jeps/409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nd upcoming BIG feature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header>
                <text:p>Projects I’m part of</text:p>
                <text:list>
                  <text:list-item>
                    <text:p>Amber – pattern matching</text:p>
                  </text:list-item>
                  <text:list-item>
                    <text:p>Valhalla – primitive class + parametric type specialization<text:line-break/></text:p>
                  </text:list-item>
                </text:list>
                <text:p>Other projects</text:p>
              </text:list-header>
            </text:list>
            <text:list text:style-name="L4">
              <text:list-item>
                <text:list>
                  <text:list-item>
                    <text:p text:style-name="P5">Loom (lighweight thread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Panama foreign memory + jextract</text:p>
                  </text:list-item>
                  <text:list-item>
                    <text:p>Panama v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9T08:59:04.934414290</meta:creation-date>
    <dc:date>2021-05-29T09:23:05.462705009</dc:date>
    <meta:editing-duration>PT23M54S</meta:editing-duration>
    <meta:editing-cycles>18</meta:editing-cycles>
    <meta:generator>LibreOffice/7.0.5.2$Linux_X86_64 LibreOffice_project/00$Build-2</meta:generator>
    <meta:document-statistic meta:object-count="40"/>
  </office:meta>
</office:document-meta>
</file>